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D00000086B94E3D91FF1A65FE.png" manifest:media-type="image/png"/>
  <manifest:file-entry manifest:full-path="Pictures/1000093D00007A0F00000DD9826D4FC1428DCD31.svg" manifest:media-type="image/svg+xml"/>
  <manifest:file-entry manifest:full-path="Pictures/10000001000004A2000000D539E557E4C1BEAF57.png" manifest:media-type="image/png"/>
  <manifest:file-entry manifest:full-path="Pictures/1000141600007A9400001604948F6D0EE4FAD8C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1.379cm" svg:height="5.635cm" svg:x="6.871cm" svg:y="13cm">
          <draw:image xlink:href="Pictures/1000141600007A9400001604948F6D0EE4FAD8C9.svg" xlink:type="simple" xlink:show="embed" xlink:actuate="onLoad" draw:mime-type="image/svg+xml">
            <text:p/>
          </draw:image>
          <draw:image xlink:href="Pictures/10000001000004A2000000D539E557E4C1BEAF57.png" xlink:type="simple" xlink:show="embed" xlink:actuate="onLoad" draw:mime-type="image/png"/>
        </draw:frame>
        <draw:frame draw:style-name="gr1" draw:text-style-name="P1" draw:layer="layout" svg:width="31.246cm" svg:height="3.544cm" svg:x="7.004cm" svg:y="9cm">
          <draw:image xlink:href="Pictures/1000093D00007A0F00000DD9826D4FC1428DCD31.svg" xlink:type="simple" xlink:show="embed" xlink:actuate="onLoad" draw:mime-type="image/svg+xml">
            <text:p/>
          </draw:image>
          <draw:image xlink:href="Pictures/100000010000049D00000086B94E3D91FF1A65F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2T10:33:11.898223423</meta:creation-date>
    <dc:date>2024-01-02T10:38:47.856012536</dc:date>
    <meta:editing-duration>PT5M36S</meta:editing-duration>
    <meta:editing-cycles>1</meta:editing-cycles>
    <meta:generator>LibreOffice/7.3.7.2$Linux_X86_64 LibreOffice_project/30$Build-2</meta:generator>
    <meta:document-statistic meta:object-count="2"/>
  </office:meta>
</office:document-meta>
</file>